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4700000024C13959E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2.251cm" fo:margin-right="1cm" fo:text-indent="0cm" style:auto-text-indent="false"/>
      <style:text-properties style:font-name="UnB Office"/>
    </style:style>
    <style:style style:name="P3" style:family="paragraph" style:parent-style-name="Standard">
      <style:paragraph-properties fo:margin-left="2.251cm" fo:margin-right="1cm" fo:text-align="justify" style:justify-single-word="false" fo:text-indent="0cm" style:auto-text-indent="false"/>
      <style:text-properties style:font-name="UnB Office"/>
    </style:style>
    <style:style style:name="P4" style:family="paragraph" style:parent-style-name="Standard">
      <style:paragraph-properties fo:margin-left="2.251cm" fo:margin-right="1cm" fo:text-indent="0cm" style:auto-text-indent="false"/>
      <style:text-properties style:font-name="UnB Office"/>
    </style:style>
    <style:style style:name="P5" style:family="paragraph" style:parent-style-name="Standard">
      <style:paragraph-properties fo:margin-left="2.251cm" fo:margin-right="1cm" fo:text-align="justify" style:justify-single-word="false" fo:text-indent="0cm" style:auto-text-indent="false"/>
      <style:text-properties style:font-name="UnB Office"/>
    </style:style>
    <style:style style:name="P6" style:family="paragraph" style:parent-style-name="Footer">
      <style:paragraph-properties fo:margin-left="0cm" fo:margin-right="0cm" fo:text-align="start" style:justify-single-word="false" fo:text-indent="0cm" style:auto-text-indent="false"/>
      <style:text-properties style:font-name="UnB Office"/>
    </style:style>
    <style:style style:name="P7" style:family="paragraph" style:parent-style-name="Footer">
      <style:paragraph-properties fo:margin-left="0cm" fo:margin-right="0cm" fo:text-align="end" style:justify-single-word="false" fo:text-indent="0cm" style:auto-text-indent="false"/>
      <style:text-properties style:font-name="UnB Office"/>
    </style:style>
    <style:style style:name="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3">Meu nome é Danilo Alves Xavier, tenho 30 anos. Resido atualmente no Núcleo Bandeirante, 8ª região administrativa do Distrito Federal.</text:p>
      <text:p text:style-name="P3"/>
      <text:p text:style-name="P3">Estudei o ensino médio no Centro de Ensino Médio 01 do Núcleo Bandeirante.</text:p>
      <text:p text:style-name="P3"/>
      <text:p text:style-name="P3">Junto à formação regular fui aluno do Centro de Ensino Profissional de Ceilândia onde obtive formação técnica em Sistemas de Informação.</text:p>
      <text:p text:style-name="P3"/>
      <text:p text:style-name="P3">Atuo na área de Tecnologia de Informação e Comunicações como desenvolvedor de sistemas no Centro de Informática da Universidade de Brasília.</text:p>
      <text:p text:style-name="P3"/>
      <text:p text:style-name="P3">Estou no 4º período do curso de Licenciatura em Computação.</text:p>
      <text:p text:style-name="P3"/>
      <text:p text:style-name="P3">Entendo Informática e Sociedade como sendo a influência mútua do desenvolvimento tecnológico e as ações sociais em seus diversos aspectos.</text:p>
      <text:p text:style-name="P3"/>
      <text:p text:style-name="P3">Acredito que a disciplina Informática e Sociedade ajudará a nos situarmos no processo histórico que estamos vivendo.</text:p>
      <text:p text:style-name="P3"/>
      <text:p text:style-name="P3">Os impactos que as tecnologias trazem às sociedades são imprevisíveis no momento presente. Transformações visíveis apenas em um tempo histórico transcorrido.</text:p>
      <text:p text:style-name="P3"/>
      <text:p text:style-name="P3">Nossa contribuição social é de extrema importância para que as tecnologias sejam utilizadas em organicidade com o meio ambi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6.257cm" table:align="right" style:shadow="none"/>
    </style:style>
    <style:style style:name="Tabela1.A" style:family="table-column">
      <style:table-column-properties style:column-width="2.337cm"/>
    </style:style>
    <style:style style:name="Tabela1.B" style:family="table-column">
      <style:table-column-properties style:column-width="3.919cm"/>
    </style:style>
    <style:style style:name="Tabela1.A1" style:family="table-cell">
      <style:table-cell-properties fo:padding="0.097cm" fo:border="none"/>
    </style:style>
    <style:style style:name="M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MP2" style:family="paragraph" style:parent-style-name="Footer">
      <style:paragraph-properties fo:margin-left="0cm" fo:margin-right="0cm" fo:text-align="end" style:justify-single-word="false" fo:text-indent="0cm" style:auto-text-indent="false"/>
      <style:text-properties style:font-name="UnB Office"/>
    </style:style>
    <style:style style:name="MP3" style:family="paragraph" style:parent-style-name="Footer">
      <style:paragraph-properties fo:margin-left="0cm" fo:margin-right="0cm" fo:text-align="start" style:justify-single-word="false" fo:text-indent="0cm" style:auto-text-indent="false"/>
      <style:text-properties style:font-name="UnB Office"/>
    </style:style>
    <style:style style:name="M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paragraph" svg:width="2.004cm" svg:height="1.016cm" draw:z-index="0"><draw:image xlink:href="Pictures/100002010000004700000024C13959E9.png" xlink:type="simple" xlink:show="embed" xlink:actuate="onLoad"/></draw:frame>Universidade de Brasília</text:p>
        <text:p text:style-name="MP1">Departamento de Ciência da Computação</text:p>
        <text:p text:style-name="MP1">Informática e Sociedade</text:p>
        <text:p text:style-name="MP1">Professor: Benedito Medeiros Neto</text:p>
      </style:header>
      <style:footer>
        <text:p text:style-name="Standard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Aluno:</text:p>
            </table:table-cell>
            <table:table-cell table:style-name="Tabela1.A1" office:value-type="string">
              <text:p text:style-name="MP3">Danilo Alves Xavier</text:p>
            </table:table-cell>
          </table:table-row>
          <table:table-row>
            <table:table-cell table:style-name="Tabela1.A1" office:value-type="string">
              <text:p text:style-name="MP2">Matrícula:</text:p>
            </table:table-cell>
            <table:table-cell table:style-name="Tabela1.A1" office:value-type="string">
              <text:p text:style-name="MP3">11/0059697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8-20T12:12:13</meta:creation-date>
    <dc:date>2014-08-25T14:04:09</dc:date>
    <dc:creator>Danilo </dc:creator>
    <meta:editing-duration>PT4H23M38S</meta:editing-duration>
    <meta:editing-cycles>30</meta:editing-cycles>
    <meta:generator>LibreOffice/3.5$Linux_X86_64 LibreOffice_project/350m1$Build-2</meta:generator>
    <meta:document-statistic meta:table-count="1" meta:image-count="1" meta:object-count="0" meta:page-count="1" meta:paragraph-count="17" meta:word-count="183" meta:character-count="1243" meta:non-whitespace-character-count="1077"/>
  </office:meta>
</office:document-meta>
</file>